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70.49mm"/>
    </style:style>
    <style:style style:name="co3" style:family="table-column">
      <style:table-column-properties fo:break-before="auto" style:column-width="32.61mm"/>
    </style:style>
    <style:style style:name="co4" style:family="table-column">
      <style:table-column-properties fo:break-before="auto" style:column-width="32.0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Microsoft YaHei" style:language-asian="zh" style:country-asian="CN" style:font-weight-asian="normal" style:font-name-complex="Mangal" style:font-size-complex="10pt" style:language-complex="hi" style:country-complex="IN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Qtd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Valor Unitário</text:p>
          </table:table-cell>
          <table:table-cell table:style-name="ce1" office:value-type="string" calcext:value-type="string">
            <text:p>Valor Tot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ixa de cabo UTP Cat6 Furukawa 305m</text:p>
          </table:table-cell>
          <table:table-cell office:value-type="currency" office:currency="BRL" office:value="930" calcext:value-type="currency">
            <text:p>R$ 930,00</text:p>
          </table:table-cell>
          <table:table-cell office:value-type="currency" office:currency="BRL" office:value="4650" calcext:value-type="currency">
            <text:p>R$ 4.650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O D48 Furukawa </text:p>
          </table:table-cell>
          <table:table-cell table:number-columns-repeated="2" office:value-type="currency" office:currency="BRL" office:value="308" calcext:value-type="currency">
            <text:p>R$ 308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t Bandeja de Emenda 12FO </text:p>
          </table:table-cell>
          <table:table-cell table:number-columns-repeated="2" office:value-type="currency" office:currency="BRL" office:value="118" calcext:value-type="currency">
            <text:p>R$ 118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Kit 3 Placa LGX </text:p>
          </table:table-cell>
          <table:table-cell office:value-type="currency" office:currency="BRL" office:value="63" calcext:value-type="currency">
            <text:p>R$ 63,00</text:p>
          </table:table-cell>
          <table:table-cell office:value-type="currency" office:currency="BRL" office:value="252" calcext:value-type="currency">
            <text:p>R$ 252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tch Panel 24P Furukawa </text:p>
          </table:table-cell>
          <table:table-cell office:value-type="currency" office:currency="BRL" office:value="760" calcext:value-type="currency">
            <text:p>R$ 760,00</text:p>
          </table:table-cell>
          <table:table-cell office:value-type="currency" office:currency="BRL" office:value="3040" calcext:value-type="currency">
            <text:p>R$ 3.04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letrocalhas em T</text:p>
          </table:table-cell>
          <table:table-cell table:style-name="Default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letrocalhas em L</text:p>
          </table:table-cell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etrocalhas </text:p>
          </table:table-cell>
          <table:table-cell table:style-name="Default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rdão Duplex MM LC/LC Furukawa 10m </text:p>
          </table:table-cell>
          <table:table-cell office:value-type="currency" office:currency="BRL" office:value="131" calcext:value-type="currency">
            <text:p>R$ 131,00</text:p>
          </table:table-cell>
          <table:table-cell office:value-type="currency" office:currency="BRL" office:value="2620" calcext:value-type="currency">
            <text:p>R$ 2.620,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nectores Fêmea Cat6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12:45:58.04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2:09:58.117000000</meta:creation-date>
    <dc:date>2016-08-18T12:49:27.089000000</dc:date>
    <meta:editing-duration>PT24M26S</meta:editing-duration>
    <meta:editing-cycles>2</meta:editing-cycles>
    <meta:generator>LibreOffice/5.0.5.2$Windows_X86_64 LibreOffice_project/55b006a02d247b5f7215fc6ea0fde844b30035b3</meta:generator>
    <meta:document-statistic meta:table-count="1" meta:cell-count="36" meta:object-count="0"/>
  </office:meta>
</office:document-meta>
</file>